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5E2000002F32B6D43F2.svm"/>
  <manifest:file-entry manifest:media-type="" manifest:full-path="Pictures/20000011000007900000021BB513D44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555555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Text_20_body">
      <style:text-properties fo:language="fr" fo:country="FR"/>
    </style:style>
    <style:style style:name="P28" style:family="paragraph" style:parent-style-name="Text_20_body">
      <style:text-properties fo:language="fr" fo:country="FR" fo:background-color="transparent"/>
    </style:style>
    <style:style style:name="P29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Balise">
      <style:text-properties style:use-window-font-color="true"/>
    </style:style>
    <style:style style:name="P32" style:family="paragraph" style:parent-style-name="Code">
      <style:text-properties style:font-name="DejaVu Sans1" fo:font-size="10pt" style:font-size-asian="10pt" style:font-size-complex="10pt"/>
    </style:style>
    <style:style style:name="P33" style:family="paragraph" style:parent-style-name="Text_20_body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ableau_20_entête">
      <style:paragraph-properties fo:text-align="center" style:justify-single-word="false"/>
    </style:style>
    <style:style style:name="P3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0" style:family="paragraph" style:parent-style-name="Heading_20_4">
      <style:text-properties fo:language="fr" fo:country="FR"/>
    </style:style>
    <style:style style:name="P41" style:family="paragraph" style:parent-style-name="Heading_20_1">
      <style:paragraph-properties fo:break-before="page"/>
      <style:text-properties fo:color="#ffffff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4"/>
    <style:style style:name="P47" style:family="paragraph" style:parent-style-name="Text_20_body" style:list-style-name="L5"/>
    <style:style style:name="P48" style:family="paragraph" style:parent-style-name="Text_20_body" style:list-style-name="L5">
      <style:text-properties fo:background-color="transparent"/>
    </style:style>
    <style:style style:name="P49" style:family="paragraph" style:parent-style-name="Text_20_body" style:list-style-name="L6"/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Gestion de pizzeria</text:user-defined></text:p>
            <text:p text:style-name="P6"/>
            <text:p text:style-name="P7"><text:title>Dossier d'exploitation</text:title></text:p>
            <text:p text:style-name="P6"/>
            <text:p text:style-name="P6">Version <text:user-defined style:data-style-name="N0" text:name="Version">V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Faure Quentin</text:user-defined></text:p>
            <text:p text:style-name="P9"><text:user-defined style:data-style-name="N0" text:name="Auteur_Role">Analyste-Programmeur</text:user-defined></text:p>
          </table:table-cell>
        </table:table-row>
      </table:table>
      <text:p text:style-name="Standard"/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1 -Versions<text:tab/>4</text:p>
          <text:p text:style-name="P37">2 -Introduction<text:tab/>5</text:p>
          <text:p text:style-name="P38">2.1 -Objet du document<text:tab/>5</text:p>
          <text:p text:style-name="P38">2.2 -Références<text:tab/>5</text:p>
          <text:p text:style-name="P37">3 -Pré-requis<text:tab/>6</text:p>
          <text:p text:style-name="P38">3.1 -Système<text:tab/>6</text:p>
          <text:p text:style-name="P36">3.1.1 -Serveur de Base de données<text:tab/>6</text:p>
          <text:p text:style-name="P39">3.1.1.1 -Caractéristiques techniques<text:tab/>6</text:p>
          <text:p text:style-name="P36">3.1.2 -Serveur Web<text:tab/>6</text:p>
          <text:p text:style-name="P39">3.1.2.1 -Caractéristiques techniques<text:tab/>6</text:p>
          <text:p text:style-name="P36">3.1.3 -Serveur de Batches<text:tab/>6</text:p>
          <text:p text:style-name="P36">3.1.4 -Serveur de Fichiers<text:tab/>6</text:p>
          <text:p text:style-name="P38">3.2 -Bases de données<text:tab/>6</text:p>
          <text:p text:style-name="P38">3.3 -Web-services<text:tab/>6</text:p>
          <text:p text:style-name="P38">3.4 -Autres Ressources<text:tab/>6</text:p>
          <text:p text:style-name="P37">4 -Procédure de déploiement<text:tab/>7</text:p>
          <text:p text:style-name="P38">4.1 -Déploiement des Batches<text:tab/>7</text:p>
          <text:p text:style-name="P36">4.1.1 -Artefacts<text:tab/>7</text:p>
          <text:p text:style-name="P36">4.1.2 -Variables d'environnement<text:tab/>7</text:p>
          <text:p text:style-name="P36">4.1.3 -Configuration<text:tab/>7</text:p>
          <text:p text:style-name="P39">4.1.3.1 -Fichier xxx.yyy<text:tab/>8</text:p>
          <text:p text:style-name="P39">4.1.3.2 -Fichier zzz.ttt<text:tab/>8</text:p>
          <text:p text:style-name="P39">4.1.3.3 -Fichier ...<text:tab/>8</text:p>
          <text:p text:style-name="P36">4.1.4 -Ressources<text:tab/>8</text:p>
          <text:p text:style-name="P36">4.1.5 -Vérifications<text:tab/>8</text:p>
          <text:p text:style-name="P38">4.2 -Déploiement de l'Application Web<text:tab/>9</text:p>
          <text:p text:style-name="P36">4.2.1 -Artefacts<text:tab/>9</text:p>
          <text:p text:style-name="P36">4.2.2 -Environnement de l’application web<text:tab/>9</text:p>
          <text:p text:style-name="P39">4.2.2.1 -Variables d’environnement<text:tab/>9</text:p>
          <text:p text:style-name="P36">4.2.3 -Répertoire de configuration applicatif<text:tab/>9</text:p>
          <text:p text:style-name="P39">4.2.3.1 -Fichier xxx.yyy<text:tab/>9</text:p>
          <text:p text:style-name="P36">4.2.4 -DataSources<text:tab/>9</text:p>
          <text:p text:style-name="P36">4.2.5 -Ressources<text:tab/>10</text:p>
          <text:p text:style-name="P36">4.2.6 -Vérifications<text:tab/>10</text:p>
          <text:p text:style-name="P37">5 -Procédure de démarrage / arrêt<text:tab/>11</text:p>
          <text:p text:style-name="P38">5.1 -Base de données<text:tab/>11</text:p>
          <text:p text:style-name="P38">5.2 -Batches<text:tab/>11</text:p>
          <text:p text:style-name="P38">5.3 -Application web<text:tab/>11</text:p>
          <text:p text:style-name="P37">6 -Procédure de mise à jour<text:tab/>12</text:p>
          <text:p text:style-name="P38">6.1 -Base de données<text:tab/>12</text:p>
          <text:p text:style-name="P38">6.2 -Batches<text:tab/>12</text:p>
          <text:p text:style-name="P38">6.3 -Application web<text:tab/>12</text:p>
          <text:p text:style-name="P37">7 -Supervision/Monitoring<text:tab/>13</text:p>
          <text:p text:style-name="P38">7.1 -Supervision de l’application web<text:tab/>13</text:p>
          <text:p text:style-name="P37">8 -Procédure de sauvegarde et restauration<text:tab/>14</text:p>
          <text:p text:style-name="P37">9 -Glossaire<text:tab/>15</text:p>
        </text:index-body>
      </text:table-of-content>
      <text:p text:style-name="P31"/>
      <text:p text:style-name="P31"/>
      <text:h text:style-name="P41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5">Auteur</text:p>
          </table:table-cell>
          <table:table-cell table:style-name="Tableau7.A1" office:value-type="string">
            <text:p text:style-name="P3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5">Version</text:p>
          </table:table-cell>
        </table:table-row>
        <table:table-row table:style-name="Tableau7.2">
          <table:table-cell table:style-name="Tableau7.A2" office:value-type="string">
            <text:p text:style-name="P18">Xxx</text:p>
          </table:table-cell>
          <table:table-cell table:style-name="Tableau7.A2" office:value-type="string">
            <text:p text:style-name="P18">JJ/MM/AAAA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XXX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2"/>
      <text:p text:style-name="P26"/>
      <text:h text:style-name="Heading_20_1" text:outline-level="1">Introduction</text:h>
      <text:h text:style-name="Heading_20_2" text:outline-level="2">Objet du document</text:h>
      <text:p text:style-name="Text_20_body">Le présent document constitue le dossier d’exploitation de l'application de Gestion de pizzeria.</text:p>
      <text:p text:style-name="Text_20_body">L'objectif de ce document est de faciliter l'exploitation de l'application de gestion de pizzeria et pour assurer sa stabilité à long terme. Ce dossier d'exploitation est à l'attention de l'équipe technique du client afin de lui fournir toutes les informations nécessaires pour réagir en cas de problème et pour assurer l'exploitation efficace de la solution proposée.</text:p>
      <text:h text:style-name="Heading_20_2" text:outline-level="2">Références</text:h>
      <text:p text:style-name="Text_20_body">Pour de plus amples informations, se référer :</text:p>
      <text:list xml:id="list5404746131235156521" text:style-name="L1">
        <text:list-item>
          <text:p text:style-name="P43"><text:span text:style-name="T3">D</text:span><text:span text:style-name="T3">C</text:span><text:span text:style-name="T3">T - </text:span><text:span text:style-name="T3">Xxx</text:span> : Dossier de conception technique de l'application</text:p>
        </text:list-item>
        <text:list-item>
          <text:p text:style-name="P43">...</text:p>
        </text:list-item>
      </text:list>
      <text:h text:style-name="Heading_20_1" text:outline-level="1">Pré-requis</text:h>
      <text:h text:style-name="Heading_20_2" text:outline-level="2">Système</text:h>
      <text:h text:style-name="Heading_20_3" text:outline-level="3">Serveur de Base de données</text:h>
      <text:p text:style-name="P27">Serveur de base de données hébergeant le/les schémas/base Xxxx….</text:p>
      <text:h text:style-name="Heading_20_4" text:outline-level="4">Caractéristiques techniques</text:h>
      <text:p text:style-name="P28"/>
      <text:h text:style-name="Heading_20_3" text:outline-level="3">Serveur Web</text:h>
      <text:p text:style-name="P27">Serveur physique ou virtuel hébergeant l'application web.</text:p>
      <text:h text:style-name="P40" text:outline-level="4">Caractéristiques techniques</text:h>
      <text:p text:style-name="P28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1290564698529482645" text:style-name="L2">
        <text:list-item>
          <text:p text:style-name="P44"><text:span text:style-name="T3">… :</text:span> version XXX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866632219285291190" text:style-name="L3">
        <text:list-item>
          <text:p text:style-name="P45"><text:span text:style-name="T3">… :</text:span> version XXX</text:p>
        </text:list-item>
      </text:list>
      <text:h text:style-name="Heading_20_2" text:outline-level="2">Autres Ressources</text:h>
      <text:p text:style-name="P29">...</text:p>
      <text:p text:style-name="P29"/>
      <text:h text:style-name="Heading_20_1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l’application Xxx sont construits sous la forme d'une archive ZIP contenant les répertoires :</text:p>
      <text:list xml:id="list1518839783663730918" text:style-name="L4">
        <text:list-item>
          <text:p text:style-name="P46"><text:span text:style-name="T3">bin</text:span> : les scripts SH de lancement des différents batches</text:p>
        </text:list-item>
        <text:list-item>
          <text:p text:style-name="P46"><text:span text:style-name="T3">conf</text:span> : les fichiers de configuration</text:p>
        </text:list-item>
        <text:list-item>
          <text:p text:style-name="P46"><text:span text:style-name="T3">...</text:span> : ...</text:p>
        </text:list-item>
      </text:list>
      <text:p text:style-name="Text_20_body"/>
      <text:p text:style-name="Text_20_body">Extraire l'archive <text:span text:style-name="T3">XXX</text:span><text:span text:style-name="T3">.zip</text:span> dans le répertoire :</text:p>
      <text:p text:style-name="P33">/xxx/yyy</text:p>
      <text:p text:style-name="Text_20_body">Positionner les droits d'exécution sur les scripts SH de lancement des batches.</text:p>
      <text:p text:style-name="Text_20_body">….</text:p>
      <text:h text:style-name="Heading_20_3" text:outline-level="3">Variables d'environnement</text:h>
      <text:p text:style-name="Text_20_body">Voici les variables d'environnement reconnues par les batches de l’application XXX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5">Nom</text:p>
          </table:table-cell>
          <table:table-cell table:style-name="Tableau2.A1" office:value-type="string">
            <text:p text:style-name="P35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2" office:value-type="string">
            <text:p text:style-name="P18">XXX_HOME</text:p>
          </table:table-cell>
          <table:table-cell table:style-name="Tableau2.A2" office:value-type="string">
            <text:p text:style-name="P18">non</text:p>
          </table:table-cell>
          <table:table-cell table:style-name="Tableau2.C2" office:value-type="string">
            <text:p text:style-name="P20">Répertoire racine de l’installation de l’application</text:p>
          </table:table-cell>
        </table:table-row>
        <table:table-row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20"/>
          </table:table-cell>
        </table:table-row>
      </table:table>
      <text:p text:style-name="Text_20_body"/>
      <text:p text:style-name="Text_20_body">Définissez les variables d’environnement nécessaires comme ceci...</text:p>
      <text:p text:style-name="Text_20_body">...</text:p>
      <text:h text:style-name="Heading_20_3" text:outline-level="3">Configuration</text:h>
      <text:p text:style-name="Text_20_body">Voici les différents fichiers de configuration :</text:p>
      <text:list xml:id="list4059284307998575623" text:style-name="L5">
        <text:list-item>
          <text:p text:style-name="P47"><text:span text:style-name="T3">xxx.yyy</text:span> : fichier de configuration des logs</text:p>
        </text:list-item>
        <text:list-item>
          <text:p text:style-name="P47"><text:span text:style-name="T3">zzz</text:span><text:span text:style-name="T3">.</text:span><text:span text:style-name="T3">ttt</text:span> : fichier de configuration de l'application...</text:p>
        </text:list-item>
        <text:list-item>
          <text:p text:style-name="P47"><text:span text:style-name="T3">aaa</text:span> : <text:span text:style-name="T4">fichier de configuration de la </text:span><text:span text:style-name="T4">ressources XXX</text:span></text:p>
        </text:list-item>
        <text:list-item>
          <text:p text:style-name="P48">...</text:p>
        </text:list-item>
        <text:list-item>
          <text:p text:style-name="P48"/>
        </text:list-item>
      </text:list>
      <text:h text:style-name="Heading_20_4" text:outline-level="4"><text:soft-page-break/>Fichier xxx.yyy</text:h>
      <text:p text:style-name="Text_20_body">…</text:p>
      <text:h text:style-name="Heading_20_4" text:outline-level="4">Fichier zzz.ttt</text:h>
      <text:p text:style-name="Text_20_body">...</text:p>
      <text:h text:style-name="Heading_20_4" text:outline-level="4">Fichier ...</text:h>
      <text:p text:style-name="Text_20_body"/>
      <text:h text:style-name="Heading_20_3" text:outline-level="3">Ressources</text:h>
      <text:p text:style-name="Text_20_body">...</text:p>
      <text:h text:style-name="Heading_20_3" text:outline-level="3">Vérifications</text:h>
      <text:p text:style-name="Text_20_body">Afin de vérifier le bon déploiement des batches, faire ceci…</text:p>
      <text:p text:style-name="Text_20_body"/>
      <text:h text:style-name="P42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d’environnement</text:h>
      <text:p text:style-name="Text_20_body">Le serveur d'application JOnAS doit être exécuté avec la variable d'environnement suivante définie au démarrage. Elle est nécessaire afin de récupérer le répertoire contenant les fichiers de configuration de l'application :</text:p>
      <text:p text:style-name="P33">-Dcom.ocpizza.apps.conf=$home_application_conf_directory</text:p>
      <text:p text:style-name="Text_20_body"/>
      <text:p text:style-name="Text_20_body">INFO : il ne faut pas mettre de « / » à la fin de la valeur de la variable et ne pas utiliser d'espace dans le chemin.</text:p>
      <text:h text:style-name="Heading_20_3" text:outline-level="3">Répertoire de configuration applicatif</text:h>
      <text:p text:style-name="Text_20_body">Le répertoire de configuration applicatif doit être créé sur le système de fichier et définit de la façon suivante :</text:p>
      <text:p text:style-name="P33">$home_application_conf_directory/applicationX</text:p>
      <text:p text:style-name="Text_20_body">… fichiers de configuration… :</text:p>
      <text:list xml:id="list1554747428188095720" text:style-name="L6">
        <text:list-item>
          <text:p text:style-name="P49">...</text:p>
        </text:list-item>
      </text:list>
      <text:h text:style-name="Heading_20_4" text:outline-level="4">Fichier xxx.yyy</text:h>
      <text:p text:style-name="Text_20_body">...</text:p>
      <text:h text:style-name="Heading_20_3" text:outline-level="3">DataSources</text:h>
      <text:p text:style-name="P30">Les accès aux bases de données doivent se configurer à l'aide des fichiers…</text:p>
      <text:p text:style-name="P30"/>
      <text:p text:style-name="Text_20_body">Le fichier de drivers <text:span text:style-name="T3">postgresql</text:span><text:span text:style-name="T3"> (</text:span><text:span text:style-name="T3">postgresql</text:span><text:span text:style-name="T3">-</text:span><text:span text:style-name="T3">9</text:span><text:span text:style-name="T3">.2.</text:span><text:span text:style-name="T3">x</text:span><text:span text:style-name="T3">.)</text:span> doit être déposé dans le répertoire :</text:p>
      <text:p text:style-name="P33">$home_server/lib/ext</text:p>
      <text:p text:style-name="Text_20_body">...</text:p>
      <text:h text:style-name="Heading_20_3" text:outline-level="3">Ressources</text:h>
      <text:p text:style-name="Text_20_body">...</text:p>
      <text:h text:style-name="Heading_20_3" text:outline-level="3"><text:soft-page-break/>Vérifications</text:h>
      <text:p text:style-name="Text_20_body">Afin de vérifier le bon déploiement de l’application, faire ceci…</text:p>
      <text:p text:style-name="Text_20_body"/>
      <text:h text:style-name="Heading_20_1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Supervision/Monitoring</text:h>
      <text:h text:style-name="Heading_20_2" text:outline-level="2">Supervision de l’application web</text:h>
      <text:p text:style-name="Text_20_body">Afin de tester que l’application web est toujours fonctionnelles, faire ceci…</text:p>
      <text:p text:style-name="Text_20_body"/>
      <text:h text:style-name="Heading_20_1" text:outline-level="1">Procédure de sauvegarde et restauration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/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Gestion de pizzeria</text:user-defined></text:p>
              <text:p text:style-name="MP4"><text:title>Dossier d'exploitation</text:title></text:p>
            </table:table-cell>
            <table:table-cell table:style-name="Tableau6.B1" office:value-type="string">
              <text:p text:style-name="MP5">Version : <text:user-defined style:data-style-name="N0" text:name="Version">V1.0.0</text:user-defined></text:p>
              <text:p text:style-name="MP5">Date : <text:user-defined style:data-style-name="N36" text:name="Version_Date">17/04/2023</text:user-defined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161cm" svg:y="-0.169cm" svg:width="3.706cm" svg:height="0.967cm" draw:z-index="0"><draw:image xlink:href="Pictures/20000011000007900000021BB513D44D.svm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154cm" svg:y="-0.335cm" svg:width="2.856cm" svg:height="1.376cm" draw:z-index="1"><draw:image xlink:href="Pictures/20000011000005E2000002F32B6D43F2.svm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1 rue Guido Van Rossum 10100110 Pyland – 06,06,06,06,06 – contact-dev@it-consulting.com</text:p>
            </table:table-cell>
          </table:table-row>
          <table:table-row table:style-name="Tableau5.2">
            <table:table-cell table:style-name="Tableau5.A1" office:value-type="string">
              <text:p text:style-name="MP10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2">open</text:span><text:span text:style-name="MT3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4</text:page-number> / <text:page-count>14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'exploitation</dc:title>
    <meta:document-statistic meta:table-count="8" meta:image-count="2" meta:object-count="0" meta:page-count="14" meta:paragraph-count="181" meta:word-count="912" meta:character-count="5569"/>
    <meta:user-defined meta:name="Auteur">Faure Quentin</meta:user-defined>
    <meta:user-defined meta:name="Auteur_Role">Analyste-Programmeur</meta:user-defined>
    <meta:user-defined meta:name="Client">OC-Pizza</meta:user-defined>
    <meta:user-defined meta:name="Entreprise">IT Consulting &amp; Development</meta:user-defined>
    <meta:user-defined meta:name="Projet" meta:value-type="string">Gestion de pizzeria</meta:user-defined>
    <meta:user-defined meta:name="Version" meta:value-type="string">V1.0.0</meta:user-defined>
    <meta:user-defined meta:name="Version_Date" meta:value-type="date">2023-04-17</meta:user-defined>
  </office:meta>
</office:document-meta>
</file>